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236.55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gt;MTM:type=forest|swamp|mountain|plains:tag=pathtobaron:You enter {namewiththe}.&gt;AWF:type=fortress:tag=baronhome:You arrive at {namewiththe}.&gt;MF:pathtobaron:You go outside into {namewiththe}.&gt;CTRT:hometown:You return to {namewiththe}.&gt;BEGIN:</text:p>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7">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8">00/00/0000</text:date>, <text:time style:data-style-name="N2" text:time-value="09:56:20.55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8T09:57:15.167000000</dc:date>
    <meta:editing-cycles>433</meta:editing-cycles>
    <meta:editing-duration>P7DT19H4M27S</meta:editing-duration>
    <meta:generator>LibreOffice/6.3.3.2$Windows_X86_64 LibreOffice_project/a64200df03143b798afd1ec74a12ab50359878ed</meta:generator>
    <meta:document-statistic meta:table-count="1" meta:cell-count="249" meta:object-count="0"/>
  </office:meta>
</office:document-meta>
</file>